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/>
    </style:style>
    <style:style style:name="P2" style:family="paragraph">
      <style:paragraph-properties fo:margin-left="0cm" fo:margin-right="0cm" fo:text-indent="0cm"/>
      <style:text-properties fo:color="#ffffff" style:font-name="Arial Black" fo:font-size="60pt" fo:font-weight="bold"/>
    </style:style>
    <style:style style:name="P3" style:family="paragraph">
      <style:paragraph-properties fo:margin-left="0.6cm" fo:margin-right="0cm" fo:text-indent="0cm"/>
    </style:style>
    <style:style style:name="T1" style:family="text">
      <style:text-properties fo:color="#ffffff" style:font-name="Arial Black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uchu Miłości</text:span><text:span text:style-name="T1"><text:line-break/></text:span><text:span text:style-name="T1">wylewaj się na nas</text:span><text:span text:style-name="T1"><text:line-break/></text:span><text:span text:style-name="T1">z przebitego serca</text:span><text:span text:style-name="T1"><text:line-break/></text:span><text:span text:style-name="T1">Jezusa, Jezus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5-23T23:31:36</meta:creation-date>
    <dc:date>2014-06-03T09:36:36.094000000</dc:date>
    <dc:language>pl-PL</dc:language>
    <meta:editing-cycles>7</meta:editing-cycles>
    <meta:editing-duration>PT1M29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